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313cm" draw:marker-end-width="0.313cm" draw:textarea-horizontal-align="center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76cm" draw:marker-start-width="0.314cm" draw:marker-end="Arrowheads_20_1" draw:marker-end-width="0.314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svg:stroke-width="0.076cm" draw:marker-start="Arrowheads_20_1" draw:marker-start-width="0.314cm" draw:marker-end="Arrowheads_20_1" draw:marker-end-width="0.314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tyle="italic"/>
    </style:style>
    <style:style style:name="T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style:text-position="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.835cm" svg:y1="1.135cm" svg:x2="1.835cm" svg:y2="16.375cm">
          <text:p text:style-name="P2"/>
        </draw:line>
        <draw:line draw:style-name="gr2" draw:text-style-name="P1" draw:layer="layout" svg:x1="1.821cm" svg:y1="1.135cm" svg:x2="16.535cm" svg:y2="1.135cm">
          <text:p text:style-name="P2"/>
        </draw:line>
        <draw:line draw:style-name="gr2" draw:text-style-name="P1" draw:layer="layout" svg:x1="1.821cm" svg:y1="16.335cm" svg:x2="16.535cm" svg:y2="16.335cm">
          <text:p text:style-name="P2"/>
        </draw:line>
        <draw:line draw:style-name="gr1" draw:text-style-name="P1" draw:layer="layout" svg:x1="16.535cm" svg:y1="1.135cm" svg:x2="16.535cm" svg:y2="16.375cm">
          <text:p text:style-name="P2"/>
        </draw:line>
        <draw:line draw:style-name="gr2" draw:text-style-name="P1" draw:layer="layout" svg:x1="1.821cm" svg:y1="12.535cm" svg:x2="16.535cm" svg:y2="12.535cm">
          <text:p text:style-name="P2"/>
        </draw:line>
        <draw:line draw:style-name="gr2" draw:text-style-name="P1" draw:layer="layout" svg:x1="1.821cm" svg:y1="10.235cm" svg:x2="16.535cm" svg:y2="10.235cm">
          <text:p text:style-name="P2"/>
        </draw:line>
        <draw:line draw:style-name="gr2" draw:text-style-name="P1" draw:layer="layout" svg:x1="1.821cm" svg:y1="8.235cm" svg:x2="16.535cm" svg:y2="8.235cm">
          <text:p text:style-name="P2"/>
        </draw:line>
        <draw:line draw:style-name="gr2" draw:text-style-name="P1" draw:layer="layout" svg:x1="1.821cm" svg:y1="6.535cm" svg:x2="16.535cm" svg:y2="6.535cm">
          <text:p text:style-name="P2"/>
        </draw:line>
        <draw:line draw:style-name="gr2" draw:text-style-name="P1" draw:layer="layout" svg:x1="1.821cm" svg:y1="5.035cm" svg:x2="16.535cm" svg:y2="5.035cm">
          <text:p text:style-name="P2"/>
        </draw:line>
        <draw:line draw:style-name="gr2" draw:text-style-name="P1" draw:layer="layout" svg:x1="1.821cm" svg:y1="3.635cm" svg:x2="16.535cm" svg:y2="3.635cm">
          <text:p text:style-name="P2"/>
        </draw:line>
        <draw:frame draw:style-name="gr3" draw:layer="layout" svg:width="5.984cm" svg:height="0.962cm" draw:transform="rotate (1.569400063393) translate (0.312cm 11.57cm)">
          <draw:text-box>
            <text:p text:style-name="P2">Quantum number <text:span text:style-name="T1">n</text:span></text:p>
          </draw:text-box>
        </draw:frame>
        <draw:frame draw:style-name="gr3" draw:layer="layout" svg:width="0.858cm" svg:height="0.962cm" svg:x="1.035cm" svg:y="15.835cm">
          <draw:text-box>
            <text:p text:style-name="P2">1</text:p>
          </draw:text-box>
        </draw:frame>
        <draw:frame draw:style-name="gr3" draw:layer="layout" svg:width="0.853cm" svg:height="0.962cm" svg:x="1.035cm" svg:y="12.035cm">
          <draw:text-box>
            <text:p text:style-name="P2">2</text:p>
          </draw:text-box>
        </draw:frame>
        <draw:frame draw:style-name="gr3" draw:layer="layout" svg:width="0.853cm" svg:height="0.962cm" svg:x="1.035cm" svg:y="9.735cm">
          <draw:text-box>
            <text:p text:style-name="P2">3</text:p>
          </draw:text-box>
        </draw:frame>
        <draw:frame draw:style-name="gr3" draw:layer="layout" svg:width="0.853cm" svg:height="0.962cm" svg:x="1.036cm" svg:y="7.735cm">
          <draw:text-box>
            <text:p text:style-name="P2">4</text:p>
          </draw:text-box>
        </draw:frame>
        <draw:frame draw:style-name="gr3" draw:layer="layout" svg:width="0.853cm" svg:height="0.962cm" svg:x="1.037cm" svg:y="6.035cm">
          <draw:text-box>
            <text:p text:style-name="P2">5</text:p>
          </draw:text-box>
        </draw:frame>
        <draw:frame draw:style-name="gr3" draw:layer="layout" svg:width="0.858cm" svg:height="0.962cm" svg:x="1.038cm" svg:y="4.535cm">
          <draw:text-box>
            <text:p text:style-name="P2">6</text:p>
          </draw:text-box>
        </draw:frame>
        <draw:frame draw:style-name="gr3" draw:layer="layout" svg:width="0.858cm" svg:height="0.962cm" svg:x="1.038cm" svg:y="3.135cm">
          <draw:text-box>
            <text:p text:style-name="P2">7</text:p>
          </draw:text-box>
        </draw:frame>
        <draw:frame draw:style-name="gr3" draw:layer="layout" svg:width="0.955cm" svg:height="0.962cm" svg:x="1.038cm" svg:y="0.735cm">
          <draw:text-box>
            <text:p text:style-name="P2"><text:span text:style-name="T2">∞</text:span></text:p>
          </draw:text-box>
        </draw:frame>
        <draw:frame draw:style-name="gr3" draw:layer="layout" svg:width="4.549cm" svg:height="0.962cm" svg:x="6.915cm" svg:y="0.297cm">
          <draw:text-box>
            <text:p text:style-name="P2">Ionization limit</text:p>
          </draw:text-box>
        </draw:frame>
        <draw:frame draw:style-name="gr3" draw:layer="layout" svg:width="4.172cm" svg:height="0.962cm" svg:x="7.216cm" svg:y="15.497cm">
          <draw:text-box>
            <text:p text:style-name="P2">Ground state</text:p>
          </draw:text-box>
        </draw:frame>
        <draw:frame draw:style-name="gr3" draw:layer="layout" svg:width="2.847cm" svg:height="0.962cm" svg:x="16.416cm" svg:y="15.697cm">
          <draw:text-box>
            <text:p text:style-name="P2">-109678</text:p>
          </draw:text-box>
        </draw:frame>
        <draw:frame draw:style-name="gr3" draw:layer="layout" svg:width="4.279cm" svg:height="0.962cm" draw:transform="rotate (1.569400063393) translate (19.012cm 10.571cm)">
          <draw:text-box>
            <text:p text:style-name="P2">Energy (cm<text:span text:style-name="T3">-1</text:span>)</text:p>
          </draw:text-box>
        </draw:frame>
        <draw:frame draw:style-name="gr3" draw:layer="layout" svg:width="2.479cm" svg:height="0.962cm" svg:x="16.6cm" svg:y="12.039cm">
          <draw:text-box>
            <text:p text:style-name="P2">-27420</text:p>
          </draw:text-box>
        </draw:frame>
        <draw:frame draw:style-name="gr3" draw:layer="layout" svg:width="2.492cm" svg:height="0.962cm" svg:x="16.593cm" svg:y="9.768cm">
          <draw:text-box>
            <text:p text:style-name="P2">-12186</text:p>
          </draw:text-box>
        </draw:frame>
        <draw:frame draw:style-name="gr3" draw:layer="layout" svg:width="2.132cm" svg:height="0.962cm" svg:x="16.773cm" svg:y="7.768cm">
          <draw:text-box>
            <text:p text:style-name="P2">-6855</text:p>
          </draw:text-box>
        </draw:frame>
        <draw:frame draw:style-name="gr3" draw:layer="layout" svg:width="2.132cm" svg:height="0.962cm" svg:x="16.773cm" svg:y="6.068cm">
          <draw:text-box>
            <text:p text:style-name="P2">-4387</text:p>
          </draw:text-box>
        </draw:frame>
        <draw:frame draw:style-name="gr3" draw:layer="layout" svg:width="2.128cm" svg:height="0.962cm" svg:x="16.775cm" svg:y="4.568cm">
          <draw:text-box>
            <text:p text:style-name="P2">-3047</text:p>
          </draw:text-box>
        </draw:frame>
        <draw:frame draw:style-name="gr3" draw:layer="layout" svg:width="2.128cm" svg:height="0.962cm" svg:x="16.775cm" svg:y="3.168cm">
          <draw:text-box>
            <text:p text:style-name="P2">-2247</text:p>
          </draw:text-box>
        </draw:frame>
        <draw:frame draw:style-name="gr3" draw:layer="layout" svg:width="0.853cm" svg:height="0.962cm" svg:x="17.413cm" svg:y="0.697cm">
          <draw:text-box>
            <text:p text:style-name="P2">0</text:p>
          </draw:text-box>
        </draw:frame>
        <draw:line draw:style-name="gr4" draw:text-style-name="P1" draw:layer="layout" svg:x1="2.84cm" svg:y1="12.535cm" svg:x2="2.84cm" svg:y2="16.31cm">
          <text:p text:style-name="P2"/>
        </draw:line>
        <draw:line draw:style-name="gr4" draw:text-style-name="P1" draw:layer="layout" svg:x1="3.24cm" svg:y1="10.235cm" svg:x2="3.24cm" svg:y2="16.31cm">
          <text:p text:style-name="P2"/>
        </draw:line>
        <draw:line draw:style-name="gr4" draw:text-style-name="P1" draw:layer="layout" svg:x1="3.742cm" svg:y1="8.235cm" svg:x2="3.74cm" svg:y2="16.311cm">
          <text:p text:style-name="P2"/>
        </draw:line>
        <draw:line draw:style-name="gr4" draw:text-style-name="P1" draw:layer="layout" svg:x1="4.24cm" svg:y1="6.535cm" svg:x2="4.24cm" svg:y2="16.311cm">
          <text:p text:style-name="P2"/>
        </draw:line>
        <draw:line draw:style-name="gr4" draw:text-style-name="P1" draw:layer="layout" svg:x1="4.74cm" svg:y1="5.035cm" svg:x2="4.74cm" svg:y2="16.311cm">
          <text:p text:style-name="P2"/>
        </draw:line>
        <draw:line draw:style-name="gr4" draw:text-style-name="P1" draw:layer="layout" svg:x1="5.248cm" svg:y1="3.635cm" svg:x2="5.24cm" svg:y2="16.311cm">
          <text:p text:style-name="P2"/>
        </draw:line>
        <draw:frame draw:style-name="gr3" draw:layer="layout" svg:width="4.27cm" svg:height="0.962cm" svg:x="1.782cm" svg:y="16.197cm">
          <draw:text-box>
            <text:p text:style-name="P2">Lyman series</text:p>
          </draw:text-box>
        </draw:frame>
        <draw:line draw:style-name="gr4" draw:text-style-name="P1" draw:layer="layout" svg:x1="6.941cm" svg:y1="10.235cm" svg:x2="6.941cm" svg:y2="12.51cm">
          <text:p text:style-name="P2"/>
        </draw:line>
        <draw:line draw:style-name="gr4" draw:text-style-name="P1" draw:layer="layout" svg:x1="7.341cm" svg:y1="8.235cm" svg:x2="7.341cm" svg:y2="12.51cm">
          <text:p text:style-name="P2"/>
        </draw:line>
        <draw:line draw:style-name="gr4" draw:text-style-name="P1" draw:layer="layout" svg:x1="7.841cm" svg:y1="6.535cm" svg:x2="7.841cm" svg:y2="12.511cm">
          <text:p text:style-name="P2"/>
        </draw:line>
        <draw:line draw:style-name="gr4" draw:text-style-name="P1" draw:layer="layout" svg:x1="8.341cm" svg:y1="5.035cm" svg:x2="8.341cm" svg:y2="12.511cm">
          <text:p text:style-name="P2"/>
        </draw:line>
        <draw:line draw:style-name="gr4" draw:text-style-name="P1" draw:layer="layout" svg:x1="8.82cm" svg:y1="3.635cm" svg:x2="8.841cm" svg:y2="12.511cm">
          <text:p text:style-name="P2"/>
        </draw:line>
        <draw:frame draw:style-name="gr3" draw:layer="layout" svg:width="4.371cm" svg:height="0.962cm" svg:x="5.682cm" svg:y="12.397cm">
          <draw:text-box>
            <text:p text:style-name="P2">Balmer series</text:p>
          </draw:text-box>
        </draw:frame>
        <draw:line draw:style-name="gr4" draw:text-style-name="P1" draw:layer="layout" svg:x1="11.342cm" svg:y1="8.235cm" svg:x2="11.342cm" svg:y2="10.21cm">
          <text:p text:style-name="P2"/>
        </draw:line>
        <draw:line draw:style-name="gr4" draw:text-style-name="P1" draw:layer="layout" svg:x1="11.742cm" svg:y1="6.535cm" svg:x2="11.742cm" svg:y2="10.21cm">
          <text:p text:style-name="P2"/>
        </draw:line>
        <draw:line draw:style-name="gr4" draw:text-style-name="P1" draw:layer="layout" svg:x1="12.242cm" svg:y1="5.035cm" svg:x2="12.242cm" svg:y2="10.211cm">
          <text:p text:style-name="P2"/>
        </draw:line>
        <draw:line draw:style-name="gr4" draw:text-style-name="P1" draw:layer="layout" svg:x1="12.742cm" svg:y1="3.635cm" svg:x2="12.742cm" svg:y2="10.211cm">
          <text:p text:style-name="P2"/>
        </draw:line>
        <draw:frame draw:style-name="gr3" draw:layer="layout" svg:width="4.837cm" svg:height="0.962cm" svg:x="9.683cm" svg:y="10.097cm">
          <draw:text-box>
            <text:p text:style-name="P2">Paschen series</text:p>
          </draw:text-box>
        </draw:frame>
        <draw:line draw:style-name="gr5" draw:text-style-name="P1" draw:layer="layout" svg:x1="14.958cm" svg:y1="1.135cm" svg:x2="14.94cm" svg:y2="16.311cm">
          <text:p text:style-name="P2"/>
        </draw:line>
        <draw:frame draw:style-name="gr3" draw:layer="layout" svg:width="8.13cm" svg:height="0.962cm" draw:transform="rotate (1.569400063393) translate (14.912cm 13.371cm)">
          <draw:text-box>
            <text:p text:style-name="P2">Ionization energy (13.6 eV)</text:p>
          </draw:text-box>
        </draw:frame>
        <draw:frame draw:style-name="gr3" draw:layer="layout" svg:width="1.035cm" svg:height="0.962cm" svg:x="5.207cm" svg:y="8.695cm">
          <draw:text-box>
            <text:p text:style-name="P2">...</text:p>
          </draw:text-box>
        </draw:frame>
        <draw:frame draw:style-name="gr3" draw:layer="layout" svg:width="1.035cm" svg:height="0.962cm" svg:x="8.908cm" svg:y="8.695cm">
          <draw:text-box>
            <text:p text:style-name="P2">...</text:p>
          </draw:text-box>
        </draw:frame>
        <draw:frame draw:style-name="gr3" draw:layer="layout" svg:width="1.035cm" svg:height="0.962cm" svg:x="12.809cm" svg:y="8.695cm">
          <draw:text-box>
            <text:p text:style-name="P2">...</text:p>
          </draw:text-box>
        </draw:frame>
        <draw:frame draw:style-name="gr3" draw:layer="layout" svg:width="1.035cm" svg:height="0.962cm" draw:transform="rotate (1.58353723033416) translate (8.352cm 2.899cm)">
          <draw:text-box>
            <text:p text:style-name="P2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7.7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23T21:47:19</meta:creation-date>
    <dc:creator>Jussi Eloranta</dc:creator>
    <dc:date>2007-04-23T23:48:22</dc:date>
    <dc:language>en-US</dc:language>
    <meta:editing-cycles>58</meta:editing-cycles>
    <meta:editing-duration>PT2H1M4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